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2">Bandbox</text:h>
      <text:p text:style-name="Text_20_body"><draw:frame draw:style-name="fr1" draw:name="graphics1" text:anchor-type="paragraph" svg:width="7.25cm" svg:height="3.413cm" draw:z-index="0"><draw:image xlink:href="../images/bandbox.jpg" xlink:type="simple" xlink:show="embed" xlink:actuate="onLoad"/></draw:frame>Bandbox is composed of two parts, an input box and a <text:a xlink:type="simple" xlink:href="../bandpopup.odt">popup</text:a>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1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8T14:36:06</dc:date>
    <dc:language>en-US</dc:language>
    <meta:editing-cycles>19</meta:editing-cycles>
    <meta:editing-duration>PT2H6M1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2" meta:word-count="34" meta:character-count="202"/>
  </office:meta>
</office:document-meta>
</file>